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22pt" style:font-size-asian="22pt" style:font-size-complex="22pt"/>
    </style:style>
    <style:style style:name="T3" style:parent-style-name="DefaultParagraphFont" style:family="text">
      <style:text-properties fo:font-size="22pt" style:font-size-asian="22pt" style:font-size-complex="22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fo:language="en" fo:country="US"/>
    </style:style>
    <style:style style:name="T17" style:parent-style-name="DefaultParagraphFont" style:family="text">
      <style:text-properties fo:language="en" fo:country="US"/>
    </style:style>
    <style:style style:name="P18" style:parent-style-name="Normal" style:list-style-name="LFO1" style:family="paragraph"/>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P22" style:parent-style-name="Normal" style:list-style-name="LFO1" style:family="paragraph"/>
    <style:style style:name="T23" style:parent-style-name="DefaultParagraphFont" style:family="text">
      <style:text-properties fo:font-weight="bold" style:font-weight-asian="bold" style:font-weight-complex="bold"/>
    </style:style>
    <style:style style:name="P24" style:parent-style-name="Normal" style:list-style-name="LFO1" style:family="paragraph"/>
    <style:style style:name="P25" style:parent-style-name="Normal" style:list-style-name="LFO1" style:family="paragraph"/>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list-style-name="LFO2" style:family="paragraph"/>
    <style:style style:name="P29" style:parent-style-name="Normal" style:family="paragraph">
      <style:text-properties fo:font-weight="bold" style:font-weight-asian="bold" style:font-weight-complex="bold"/>
    </style:style>
    <style:style style:name="P30" style:parent-style-name="Normal" style:list-style-name="LFO3" style:family="paragraph"/>
    <style:style style:name="T31" style:parent-style-name="DefaultParagraphFont" style:family="text">
      <style:text-properties fo:font-weight="bold" style:font-weight-asian="bold" style:font-weight-complex="bold"/>
    </style:style>
    <style:style style:name="P32" style:parent-style-name="Normal" style:list-style-name="LFO3" style:family="paragraph"/>
    <style:style style:name="P33" style:parent-style-name="Normal" style:list-style-name="LFO3" style:family="paragraph"/>
    <style:style style:name="P34" style:parent-style-name="Normal" style:list-style-name="LFO3" style:family="paragraph"/>
    <style:style style:name="T35" style:parent-style-name="DefaultParagraphFont" style:family="text">
      <style:text-properties fo:font-weight="bold" style:font-weight-asian="bold" style:font-weight-complex="bold"/>
    </style:style>
    <style:style style:name="P36" style:parent-style-name="Normal" style:list-style-name="LFO3" style:family="paragraph"/>
    <style:style style:name="P37" style:parent-style-name="Normal" style:list-style-name="LFO3" style:family="paragraph"/>
    <style:style style:name="P38" style:parent-style-name="Normal" style:list-style-name="LFO3" style:family="paragraph"/>
    <style:style style:name="T39" style:parent-style-name="DefaultParagraphFont" style:family="text">
      <style:text-properties fo:font-weight="bold" style:font-weight-asian="bold" style:font-weight-complex="bold"/>
    </style:style>
    <style:style style:name="P40" style:parent-style-name="Normal" style:list-style-name="LFO3" style:family="paragraph"/>
    <style:style style:name="P41" style:parent-style-name="Normal" style:list-style-name="LFO3" style:family="paragraph"/>
    <style:style style:name="P42" style:parent-style-name="Normal" style:list-style-name="LFO3" style:family="paragraph"/>
    <style:style style:name="T43" style:parent-style-name="DefaultParagraphFont" style:family="text">
      <style:text-properties fo:font-weight="bold" style:font-weight-asian="bold" style:font-weight-complex="bold"/>
    </style:style>
    <style:style style:name="P44" style:parent-style-name="Normal" style:list-style-name="LFO3" style:family="paragraph"/>
    <style:style style:name="P45" style:parent-style-name="Normal" style:list-style-name="LFO3" style:family="paragraph"/>
    <style:style style:name="T46" style:parent-style-name="DefaultParagraphFont" style:family="text">
      <style:text-properties fo:font-weight="bold" style:font-weight-asian="bold" style:font-weight-complex="bold"/>
    </style:style>
    <style:style style:name="P47" style:parent-style-name="Normal" style:list-style-name="LFO3" style:family="paragraph"/>
    <style:style style:name="P48" style:parent-style-name="Normal" style:family="paragraph">
      <style:text-properties fo:font-weight="bold" style:font-weight-asian="bold" style:font-weight-complex="bold"/>
    </style:style>
    <style:style style:name="P49" style:parent-style-name="Normal" style:list-style-name="LFO4" style:family="paragraph"/>
    <style:style style:name="T50" style:parent-style-name="DefaultParagraphFont" style:family="text">
      <style:text-properties fo:font-weight="bold" style:font-weight-asian="bold" style:font-weight-complex="bold"/>
    </style:style>
    <style:style style:name="P51" style:parent-style-name="Normal" style:list-style-name="LFO4" style:family="paragraph"/>
    <style:style style:name="P52" style:parent-style-name="Normal" style:list-style-name="LFO4" style:family="paragraph"/>
    <style:style style:name="P53" style:parent-style-name="Normal" style:list-style-name="LFO4" style:family="paragraph"/>
    <style:style style:name="T54" style:parent-style-name="DefaultParagraphFont" style:family="text">
      <style:text-properties fo:font-weight="bold" style:font-weight-asian="bold" style:font-weight-complex="bold"/>
    </style:style>
    <style:style style:name="P55" style:parent-style-name="Normal" style:list-style-name="LFO4" style:family="paragraph"/>
    <style:style style:name="P56" style:parent-style-name="Normal" style:list-style-name="LFO4" style:family="paragraph"/>
    <style:style style:name="P57" style:parent-style-name="Normal" style:list-style-name="LFO4" style:family="paragraph"/>
    <style:style style:name="P58" style:parent-style-name="Normal" style:list-style-name="LFO4" style:family="paragraph"/>
    <style:style style:name="T59" style:parent-style-name="DefaultParagraphFont" style:family="text">
      <style:text-properties fo:font-weight="bold" style:font-weight-asian="bold" style:font-weight-complex="bold"/>
    </style:style>
    <style:style style:name="P60" style:parent-style-name="Normal" style:list-style-name="LFO4" style:family="paragraph"/>
    <style:style style:name="T61" style:parent-style-name="DefaultParagraphFont" style:family="text">
      <style:text-properties fo:language="en" fo:country="US"/>
    </style:style>
    <style:style style:name="T62" style:parent-style-name="Hyperlink" style:family="text">
      <style:text-properties fo:language="en" fo:country="US"/>
    </style:style>
    <style:style style:name="T63" style:parent-style-name="DefaultParagraphFont" style:family="text">
      <style:text-properties fo:language="en" fo:country="US"/>
    </style:style>
    <style:style style:name="P64" style:parent-style-name="Normal" style:list-style-name="LFO4" style:family="paragraph"/>
    <style:style style:name="T65" style:parent-style-name="DefaultParagraphFont" style:family="text">
      <style:text-properties fo:font-weight="bold" style:font-weight-asian="bold" style:font-weight-complex="bold"/>
    </style:style>
    <style:style style:name="P66" style:parent-style-name="Normal" style:list-style-name="LFO4" style:family="paragraph"/>
    <style:style style:name="P67" style:parent-style-name="Normal" style:family="paragraph">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office:automatic-styles>
  <office:body>
    <office:text text:use-soft-page-breaks="true">
      <text:p text:style-name="P1"><text:span text:style-name="T2">Rapport projet :</text:span><text:span text:style-name="T3"><text:s/></text:span><text:span text:style-name="T4"><text:line-break/></text:span><text:span text:style-name="T5"><text:line-break/>Contexte du projet :<text:s/></text:span></text:p>
      <text:p text:style-name="Normal"/>
      <text:p text:style-name="Normal"/>
      <text:p text:style-name="Normal">Il fallait<text:s/>développer<text:s/>un allocateur dynamique de mémoire en ostd, c’est-à-dire qu’il ne fallait pas utiliser les librairies standards de rust<text:line-break/><text:line-break/><text:line-break/>Pour rédiger un rapport détaillé sur ce projet, nous pouvons structurer les explications en plusieurs sections :<text:s/><text:span text:style-name="T6">Introduction</text:span>,<text:s/><text:span text:style-name="T7">Description du code</text:span>,<text:s/><text:span text:style-name="T8">Défis rencontrés</text:span>,<text:s/><text:span text:style-name="T9">Sources et inspirations</text:span>, et<text:s/><text:span text:style-name="T10">Conclusion</text:span>.</text:p>
      <text:p text:style-name="Normal"/>
      <text:p text:style-name="P11">1. Introduction</text:p>
      <text:p text:style-name="Normal">Le projet consiste à créer un allocateur dynamique de mémoire en environnement<text:s/><text:span text:style-name="T12">no_std</text:span><text:s/>en Rust, ce qui signifie qu’on ne peut pas utiliser les fonctionnalités standards offertes par la bibliothèque standard de Rust. Cette contrainte rend l’exercice particulièrement complexe, car Rust repose habituellement sur cette bibliothèque pour les fonctionnalités de gestion de mémoire dynamique.</text:p>
      <text:p text:style-name="Normal">Le but principal était d’utiliser les appels système Linux (via des instructions d’assembly inline) pour réserver et gérer des blocs de mémoire.</text:p>
      <text:p text:style-name="Normal"/>
      <text:p text:style-name="P13">2. Description du code</text:p>
      <text:p text:style-name="P14">Structure principale du code</text:p>
      <text:list text:style-name="LFO1" text:continue-numbering="true">
        <text:list-item>
          <text:p text:style-name="P15"><text:span text:style-name="T16">Reserve Memory Function (reserve_memory)</text:span><text:span text:style-name="T17"><text:s/>:</text:span></text:p>
          <text:list text:continue-numbering="true">
            <text:list-item>
              <text:p text:style-name="P18">Cette fonction utilise des appels système pour demander au noyau Linux de réserver une zone mémoire spécifique.</text:p>
            </text:list-item>
            <text:list-item>
              <text:p text:style-name="P19">Le registre RAX est défini à 12, ce qui correspond au numéro de syscall pour<text:s/><text:span text:style-name="T20">brk</text:span><text:s/>dans Linux.</text:p>
            </text:list-item>
            <text:list-item>
              <text:p text:style-name="P21">La fonction calcule une adresse cible (target_address) et effectue une deuxième requête système pour ajuster la mémoire à la taille souhaitée.</text:p>
            </text:list-item>
          </text:list>
        </text:list-item>
        <text:list-item>
          <text:p text:style-name="P22"><text:span text:style-name="T23">Boucle principale (main)</text:span><text:s/>:</text:p>
          <text:list text:continue-numbering="true">
            <text:list-item>
              <text:p text:style-name="P24">La fonction main utilise reserve_memory pour demander une allocation de mémoire de taille 0x3000.</text:p>
            </text:list-item>
            <text:list-item>
              <text:p text:style-name="P25">Si la réservation échoue (ptr::null_mut()), le programme entre dans une boucle infinie (similaire à un état d’attente).</text:p>
            </text:list-item>
          </text:list>
        </text:list-item>
      </text:list>
      <text:p text:style-name="P26"/>
      <text:soft-page-break/>
      <text:p text:style-name="P27">Assemblage inline</text:p>
      <text:list text:style-name="LFO2" text:continue-numbering="true">
        <text:list-item>
          <text:p text:style-name="P28">Le choix d’utiliser des instructions asm! représente une alternative bas niveau pour interagir directement avec le noyau, puisque les appels comme syscall ou la gestion de registres ne sont pas accessibles depuis des abstractions Rust standard.</text:p>
        </text:list-item>
      </text:list>
      <text:p text:style-name="Normal"/>
      <text:p text:style-name="P29">3. Défis rencontrés</text:p>
      <text:list text:style-name="LFO3" text:continue-numbering="true">
        <text:list-item>
          <text:p text:style-name="P30"><text:span text:style-name="T31">Absence de la bibliothèque standard (no_std)</text:span><text:s/>:</text:p>
          <text:list text:continue-numbering="true">
            <text:list-item>
              <text:p text:style-name="P32">En travaillant sans bibliothèque standard, des fonctions comme malloc, Vec, ou même les macros de debugging ne sont pas disponibles.</text:p>
            </text:list-item>
            <text:list-item>
              <text:p text:style-name="P33">Cela impose de réimplémenter les fonctionnalités de base en utilisant uniquement des primitives fournies par Rust core.</text:p>
            </text:list-item>
          </text:list>
        </text:list-item>
        <text:list-item>
          <text:p text:style-name="P34"><text:span text:style-name="T35">Interaction directe avec le noyau Linux</text:span><text:s/>:</text:p>
          <text:list text:continue-numbering="true">
            <text:list-item>
              <text:p text:style-name="P36">La fonction brk est relativement simple à utiliser, mais elle est limitée pour des scénarios avancés comme la gestion de mémoire fragmentée.</text:p>
            </text:list-item>
            <text:list-item>
              <text:p text:style-name="P37">Une connaissance approfondie des appels système et des conventions d'architecture est nécessaire (ex. gestion des registres pour x86-64).</text:p>
            </text:list-item>
          </text:list>
        </text:list-item>
        <text:list-item>
          <text:p text:style-name="P38"><text:span text:style-name="T39">Vérification des erreurs</text:span><text:s/>:</text:p>
          <text:list text:continue-numbering="true">
            <text:list-item>
              <text:p text:style-name="P40">Lorsqu’un appel système échoue, le retour est souvent cryptique (souvent une valeur de retour négative ou nulle), et des outils comme println! ne sont pas disponibles pour le débogage.</text:p>
            </text:list-item>
            <text:list-item>
              <text:p text:style-name="P41">Des outils externes comme GDB ou strace sont souvent nécessaires pour comprendre pourquoi un appel système échoue.</text:p>
            </text:list-item>
          </text:list>
        </text:list-item>
        <text:list-item>
          <text:p text:style-name="P42"><text:span text:style-name="T43">Absence de protection mémoire avancée</text:span><text:s/>:</text:p>
          <text:list text:continue-numbering="true">
            <text:list-item>
              <text:p text:style-name="P44">Sans fonctionnalités comme celles offertes par des bibliothèques tierces (même celles de bas niveau comme libc), gérer les cas d'accès mémoire illégaux ou les erreurs de segmentation devient complexe.</text:p>
            </text:list-item>
          </text:list>
        </text:list-item>
        <text:list-item>
          <text:p text:style-name="P45"><text:span text:style-name="T46">Portabilité et compatibilité</text:span><text:s/>:</text:p>
          <text:list text:continue-numbering="true">
            <text:list-item>
              <text:p text:style-name="P47">Le programme repose sur des appels système spécifiques à Linux et sur l’architecture x86-64, ce qui limite sa portabilité.</text:p>
            </text:list-item>
          </text:list>
        </text:list-item>
      </text:list>
      <text:p text:style-name="Normal"/>
      <text:p text:style-name="P48">4. Sources et inspirations</text:p>
      <text:p text:style-name="Normal">Pour résoudre ces défis, plusieurs ressources ont été utilisées :</text:p>
      <text:list text:style-name="LFO4" text:continue-numbering="true">
        <text:list-item>
          <text:p text:style-name="P49"><text:span text:style-name="T50">Documentation Rust</text:span><text:s/>:</text:p>
          <text:list text:continue-numbering="true">
            <text:list-item>
              <text:p text:style-name="P51">La documentation sur les environnements no_std et l’utilisation des fonctionnalités bas niveau de Rust comme l’assembly inline.</text:p>
            </text:list-item>
            <text:list-item>
              <text:p text:style-name="P52">Documentation officielle :<text:s/><text:a xlink:href="https://docs.rust-embedded.org/" office:target-frame-name="_top" xlink:show="replace"><text:span text:style-name="Hyperlink">Rust Embedded Book</text:span></text:a></text:p>
            </text:list-item>
          </text:list>
        </text:list-item>
        <text:list-item>
          <text:p text:style-name="P53"><text:span text:style-name="T54">Syscalls Linux</text:span><text:s/>:</text:p>
          <text:list text:continue-numbering="true">
            <text:list-item>
              <text:p text:style-name="P55">Pour comprendre les appels systèmes comme brk, les manuels de Linux sont essentiels :<text:s/></text:p>
              <text:list text:continue-numbering="true">
                <text:list-item>
                  <text:p text:style-name="P56">man 2 brk explique les subtilités de l’allocation dynamique.</text:p>
                </text:list-item>
                <text:list-item>
                  <text:p text:style-name="P57"><text:a xlink:href="https://syscalls.w3challs.com/" office:target-frame-name="_top" xlink:show="replace"><text:span text:style-name="Hyperlink">Linux Kernel Syscall Reference</text:span></text:a><text:s/>fournit un résumé utile.</text:p>
                </text:list-item>
              </text:list>
            </text:list-item>
          </text:list>
        </text:list-item>
        <text:list-item>
          <text:p text:style-name="P58"><text:span text:style-name="T59">Tutoriels sur l’assembly et les appels système</text:span><text:s/>:</text:p>
          <text:list text:continue-numbering="true">
            <text:list-item>
              <text:p text:style-name="P60">Des blogs et guides sur l’intégration de l’assembly dans Rust.<text:s/><text:span text:style-name="T61">Exemple :<text:s/></text:span><text:a xlink:href="https://doc.rust-lang.org/unstable-book/library-features/asm.html" office:target-frame-name="_top" xlink:show="replace"><text:span text:style-name="T62">Using Inline Assembly in Rust</text:span></text:a><text:span text:style-name="T63">.</text:span></text:p>
            </text:list-item>
          </text:list>
        </text:list-item>
        <text:list-item>
          <text:p text:style-name="P64"><text:span text:style-name="T65">Forums de développeurs et projets open source</text:span><text:s/>:</text:p>
          <text:list text:continue-numbering="true">
            <text:list-item>
              <text:p text:style-name="P66">Les discussions sur no_std dans des forums comme Reddit et les projets similaires sur GitHub pour inspiration.</text:p>
            </text:list-item>
          </text:list>
        </text:list-item>
      </text:list>
      <text:p text:style-name="Normal"/>
      <text:p text:style-name="P67">5. Conclusion</text:p>
      <text:p text:style-name="Normal">Ce projet a permis d’explorer les bas-fonds de la gestion de mémoire et des appels système en Rust. Le principal apprentissage réside dans l’équilibre entre la performance brute offerte par l’accès direct au matériel et la complexité accrue qu’elle engendre. Les défis, bien que nombreux, ont permis de développer une meilleure compréhension des environnements bas niveau et de la gestion de la mémoire sans abstraction.</text:p>
      <text:p text:style-name="Normal">Pour l’avenir, ce travail pourrait être étendu pour inclure une gestion plus complexe de la mémoire, comme un<text:s/><text:span text:style-name="T68">allocateur personnalisé</text:span><text:s/>(par exemple un allocateur de type "bump" ou "free list") tout en restant dans l’environnement no_st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ahim BETTERKI</meta:initial-creator>
    <dc:creator>Fahim BETTERKI</dc:creator>
    <meta:creation-date>2024-11-25T19:02:00Z</meta:creation-date>
    <dc:date>2024-11-26T14:00:00Z</dc:date>
    <meta:template xlink:href="Normal.dotm" xlink:type="simple"/>
    <meta:editing-cycles>1</meta:editing-cycles>
    <meta:editing-duration>PT60420S</meta:editing-duration>
    <meta:document-statistic meta:page-count="3" meta:paragraph-count="9" meta:word-count="758" meta:character-count="4920" meta:row-count="34" meta:non-whitespace-character-count="4171"/>
  </office:meta>
</office:document-meta>
</file>